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font-style="normal" fo:font-weight="normal" officeooo:rsid="000f00b4" officeooo:paragraph-rsid="000f00b4" style:font-size-asian="12pt" style:font-size-complex="12pt"/>
    </style:style>
    <style:style style:name="P2"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officeooo:rsid="000f00b4" officeooo:paragraph-rsid="000f00b4" style:font-size-asian="12pt" style:font-size-complex="12pt"/>
    </style:style>
    <style:style style:name="P3"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style:font-size-asian="12pt" style:font-size-complex="12pt"/>
    </style:style>
    <style:style style:name="P4"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officeooo:paragraph-rsid="000f00b4" style:font-size-asian="12pt" style:font-size-complex="12pt"/>
    </style:style>
    <style:style style:name="P5"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normal" officeooo:rsid="000f00b4" officeooo:paragraph-rsid="000f00b4" style:font-size-asian="12pt" style:font-weight-asian="normal" style:font-size-complex="12pt" style:font-weight-complex="normal"/>
    </style:style>
    <style:style style:name="P6"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normal" officeooo:paragraph-rsid="000f00b4" style:font-size-asian="12pt" style:font-size-complex="12pt"/>
    </style:style>
    <style:style style:name="P7"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font-style="normal" fo:font-weight="bold" officeooo:rsid="00a4d42e" officeooo:paragraph-rsid="00a4d42e" style:font-size-asian="12pt" style:font-weight-asian="bold" style:font-size-complex="12pt" style:font-weight-complex="bold"/>
    </style:style>
    <style:style style:name="P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324813" officeooo:paragraph-rsid="00324813"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7156c2" officeooo:paragraph-rsid="007156c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1cdd08" officeooo:paragraph-rsid="00736edc"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1cdd08" officeooo:paragraph-rsid="001cdd08"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736edc" officeooo:paragraph-rsid="00736edc"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paragraph-rsid="00c7282e"/>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54b43" officeooo:paragraph-rsid="00354b43" style:font-size-asian="12pt" style:font-weight-asian="bold" style:font-size-complex="12pt" style:font-weight-complex="bold"/>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18844" officeooo:paragraph-rsid="003dda63" style:font-size-asian="12pt" style:font-weight-asian="bold" style:font-size-complex="12pt" style:font-weight-complex="bold"/>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90d635" officeooo:paragraph-rsid="0090d635" style:font-size-asian="12pt" style:font-weight-asian="bold" style:font-size-complex="12pt" style:font-weight-complex="bold"/>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b0f9c9" officeooo:paragraph-rsid="00b0f9c9" style:font-size-asian="12pt" style:font-weight-asian="bold" style:font-size-complex="12pt" style:font-weight-complex="bold"/>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aa614d" officeooo:paragraph-rsid="00aa614d" style:font-size-asian="12pt" style:font-weight-asian="bold" style:font-size-complex="12pt" style:font-weight-complex="bold"/>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20a999" officeooo:paragraph-rsid="0020a999" style:font-size-asian="12pt" style:font-weight-asian="bold" style:font-size-complex="12pt" style:font-weight-complex="bold"/>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d95e2b" officeooo:paragraph-rsid="00d95e2b" style:font-size-asian="12pt" style:font-weight-asian="bold" style:font-size-complex="12pt" style:font-weight-complex="bold"/>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df6a33" officeooo:paragraph-rsid="00df6a33" style:font-size-asian="12pt" style:font-weight-asian="bold" style:font-size-complex="12pt" style:font-weight-complex="bold"/>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ebb166" officeooo:paragraph-rsid="00ebb166" style:font-size-asian="12pt" style:font-weight-asian="bold" style:font-size-complex="12pt" style:font-weight-complex="bold"/>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a9a07f" officeooo:paragraph-rsid="00a9a07f" style:font-size-asian="12pt" style:font-weight-asian="bold" style:font-size-complex="12pt" style:font-weight-complex="bold"/>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f9aad1" officeooo:paragraph-rsid="00f9aad1" style:font-size-asian="12pt" style:font-weight-asian="bold" style:font-size-complex="12pt" style:font-weight-complex="bold"/>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5d280" officeooo:paragraph-rsid="0020a999"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20a999"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612593"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15d28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95fa5" officeooo:paragraph-rsid="00395fa5"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8c9d7" officeooo:paragraph-rsid="00395fa5"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33d894"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1d427"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61c59"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77ec1"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54b43" officeooo:paragraph-rsid="00354b43"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54b43" officeooo:paragraph-rsid="0051d427"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24813" officeooo:paragraph-rsid="00324813"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3e1a" officeooo:paragraph-rsid="004c3e1a"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3e1a" officeooo:paragraph-rsid="004ce0b7"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e0b7" officeooo:paragraph-rsid="004ce0b7"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63f3ae" officeooo:paragraph-rsid="0063f3ae"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561c59" officeooo:paragraph-rsid="00561c59"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08795" officeooo:paragraph-rsid="00708795"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156c2" officeooo:paragraph-rsid="007156c2"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cdd08" officeooo:paragraph-rsid="001cdd08"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1cdd08"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36edc"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a568f"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ce256"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d94a4"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aba564"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e4ca81"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f018ef"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f02d23"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5398" officeooo:paragraph-rsid="00755398"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5398" officeooo:paragraph-rsid="00923ea0"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fa4b" officeooo:paragraph-rsid="0075fa4b"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a568f" officeooo:paragraph-rsid="007a568f"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3195" officeooo:paragraph-rsid="007e3195"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3195" officeooo:paragraph-rsid="00a9a07f"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d606" officeooo:paragraph-rsid="00a9a07f"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052d9" officeooo:paragraph-rsid="008052d9"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858c7" officeooo:paragraph-rsid="008858c7"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90bf8" officeooo:paragraph-rsid="00890bf8"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e3afc" officeooo:paragraph-rsid="00923ea0"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23ea0" officeooo:paragraph-rsid="00923ea0"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35da6" officeooo:paragraph-rsid="00a9a07f"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5b6d5" officeooo:paragraph-rsid="0095b6d5"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7d5dd" officeooo:paragraph-rsid="0097d5dd" style:font-size-asian="12pt" style:font-size-complex="12pt"/>
    </style:style>
    <style:style style:name="P7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81556" officeooo:paragraph-rsid="00981556" style:font-size-asian="12pt" style:font-size-complex="12pt"/>
    </style:style>
    <style:style style:name="P7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a91c4" officeooo:paragraph-rsid="009a91c4" style:font-size-asian="12pt" style:font-size-complex="12pt"/>
    </style:style>
    <style:style style:name="P7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c370d" officeooo:paragraph-rsid="009c370d" style:font-size-asian="12pt" style:font-size-complex="12pt"/>
    </style:style>
    <style:style style:name="P7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e269f" officeooo:paragraph-rsid="009e269f" style:font-size-asian="12pt" style:font-size-complex="12pt"/>
    </style:style>
    <style:style style:name="P7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af3843" officeooo:paragraph-rsid="00af3843" style:font-size-asian="12pt" style:font-size-complex="12pt"/>
    </style:style>
    <style:style style:name="P7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0f9c9" officeooo:paragraph-rsid="00b0f9c9" style:font-size-asian="12pt" style:font-size-complex="12pt"/>
    </style:style>
    <style:style style:name="P7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594e3" style:font-size-asian="12pt" style:font-size-complex="12pt"/>
    </style:style>
    <style:style style:name="P7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c8c79" style:font-size-asian="12pt" style:font-size-complex="12pt"/>
    </style:style>
    <style:style style:name="P7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acab8" officeooo:paragraph-rsid="00bacab8" style:font-size-asian="12pt" style:font-size-complex="12pt"/>
    </style:style>
    <style:style style:name="P8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ad8dfd" officeooo:paragraph-rsid="00bba5e2" style:font-size-asian="12pt" style:font-size-complex="12pt"/>
    </style:style>
    <style:style style:name="P8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c6e29" officeooo:paragraph-rsid="00bc6e29" style:font-size-asian="12pt" style:font-size-complex="12pt"/>
    </style:style>
    <style:style style:name="P8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f11be" officeooo:paragraph-rsid="00bf11be" style:font-size-asian="12pt" style:font-size-complex="12pt"/>
    </style:style>
    <style:style style:name="P8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144bd" officeooo:paragraph-rsid="00c144bd" style:font-size-asian="12pt" style:font-size-complex="12pt"/>
    </style:style>
    <style:style style:name="P8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2a0a1" officeooo:paragraph-rsid="00c2a0a1" style:font-size-asian="12pt" style:font-size-complex="12pt"/>
    </style:style>
    <style:style style:name="P8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da90d5" officeooo:paragraph-rsid="00da90d5" style:font-size-asian="12pt" style:font-size-complex="12pt"/>
    </style:style>
    <style:style style:name="P8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501ad6" officeooo:paragraph-rsid="00612593" style:font-size-asian="12pt" style:font-size-complex="12pt"/>
    </style:style>
    <style:style style:name="P8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ddf043" officeooo:paragraph-rsid="00ddf043" style:font-size-asian="12pt" style:font-size-complex="12pt"/>
    </style:style>
    <style:style style:name="P8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02d23" officeooo:paragraph-rsid="00f02d23" style:font-size-asian="12pt" style:font-size-complex="12pt"/>
    </style:style>
    <style:style style:name="P8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7f5d" officeooo:paragraph-rsid="00f87f5d" style:font-size-asian="12pt" style:font-size-complex="12pt"/>
    </style:style>
    <style:style style:name="P9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dfd3f" officeooo:paragraph-rsid="00fdfd3f" style:font-size-asian="12pt" style:font-size-complex="12pt"/>
    </style:style>
    <style:style style:name="P9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0a999" officeooo:paragraph-rsid="003dda63" style:font-size-asian="12pt" style:font-weight-asian="normal" style:font-size-complex="12pt" style:font-weight-complex="normal"/>
    </style:style>
    <style:style style:name="P9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dda63" officeooo:paragraph-rsid="003dda63" style:font-size-asian="12pt" style:font-weight-asian="normal" style:font-size-complex="12pt" style:font-weight-complex="normal"/>
    </style:style>
    <style:style style:name="P9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37df5f" style:font-size-asian="12pt" style:font-weight-asian="normal" style:font-size-complex="12pt" style:font-weight-complex="normal"/>
    </style:style>
    <style:style style:name="P9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3f9649" style:font-size-asian="12pt" style:font-weight-asian="normal" style:font-size-complex="12pt" style:font-weight-complex="normal"/>
    </style:style>
    <style:style style:name="P9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20a999" style:font-size-asian="12pt" style:font-weight-asian="normal" style:font-size-complex="12pt" style:font-weight-complex="normal"/>
    </style:style>
    <style:style style:name="P9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4b41e" officeooo:paragraph-rsid="00324813" style:font-size-asian="12pt" style:font-weight-asian="normal" style:font-size-complex="12pt" style:font-weight-complex="normal"/>
    </style:style>
    <style:style style:name="P9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14c1d" officeooo:paragraph-rsid="00e14c1d" style:font-size-asian="12pt" style:font-weight-asian="normal" style:font-size-complex="12pt" style:font-weight-complex="normal"/>
    </style:style>
    <style:style style:name="P9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6d063d" officeooo:paragraph-rsid="006d063d" style:font-size-asian="12pt" style:font-weight-asian="normal" style:font-size-complex="12pt" style:font-weight-complex="normal"/>
    </style:style>
    <style:style style:name="P9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780b2" officeooo:paragraph-rsid="00e780b2" style:font-size-asian="12pt" style:font-weight-asian="normal" style:font-size-complex="12pt" style:font-weight-complex="normal"/>
    </style:style>
    <style:style style:name="P10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bb166" officeooo:paragraph-rsid="00ebb166" style:font-size-asian="12pt" style:font-weight-asian="normal" style:font-size-complex="12pt" style:font-weight-complex="normal"/>
    </style:style>
    <style:style style:name="P10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cd3c8" officeooo:paragraph-rsid="00ecd3c8" style:font-size-asian="12pt" style:font-weight-asian="normal" style:font-size-complex="12pt" style:font-weight-complex="normal"/>
    </style:style>
    <style:style style:name="P10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234c6" officeooo:paragraph-rsid="00f234c6" style:font-size-asian="12pt" style:font-weight-asian="normal" style:font-size-complex="12pt" style:font-weight-complex="normal"/>
    </style:style>
    <style:style style:name="P10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c6ae" officeooo:paragraph-rsid="00f8c6ae" style:font-size-asian="12pt" style:font-weight-asian="normal" style:font-size-complex="12pt" style:font-weight-complex="normal"/>
    </style:style>
    <style:style style:name="P10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c6ae" officeooo:paragraph-rsid="00f9aad1" style:font-size-asian="12pt" style:font-weight-asian="normal" style:font-size-complex="12pt" style:font-weight-complex="normal"/>
    </style:style>
    <style:style style:name="P105" style:family="paragraph" style:parent-style-name="Text_20_body">
      <style:paragraph-properties fo:margin-top="0in" fo:margin-bottom="0in" style:contextual-spacing="false" style:line-height-at-least="0.1772in" fo:text-align="start" style:justify-single-word="false" fo:widows="1" fo:padding="0in" fo:border="none"/>
      <style:text-properties fo:font-variant="normal" fo:text-transform="none" fo:color="#000000" style:font-name="Serif" fo:font-size="12pt" fo:letter-spacing="normal" fo:language="en" fo:country="US" fo:font-style="normal" fo:font-weight="normal" officeooo:rsid="00258f49" officeooo:paragraph-rsid="00258f49"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0c95d" officeooo:paragraph-rsid="00324813" style:font-size-asian="12pt" style:font-style-asian="normal" style:font-size-complex="12pt" style:font-style-complex="normal"/>
    </style:style>
    <style:style style:name="P10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5fa4b" fo:background-color="#ffff99" style:font-size-asian="12pt" style:font-size-complex="12pt"/>
    </style:style>
    <style:style style:name="P10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style:text-underline-style="none" fo:font-weight="bold" officeooo:rsid="004f3d91" officeooo:paragraph-rsid="004f3d91" style:font-size-asian="12pt" style:font-style-asian="normal" style:font-weight-asian="bold" style:font-size-complex="12pt" style:font-style-complex="normal" style:font-weight-complex="bold"/>
    </style:style>
    <style:style style:name="P109" style:family="paragraph" style:parent-style-name="Heading_20_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72aad" style:font-size-asian="12pt" style:font-size-complex="12pt"/>
    </style:style>
    <style:style style:name="P110" style:family="paragraph" style:parent-style-name="Heading_20_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c6e29" style:font-size-asian="12pt" style:font-size-complex="12pt"/>
    </style:style>
    <style:style style:name="P111" style:family="paragraph" style:parent-style-name="Text_20_body">
      <style:paragraph-properties fo:margin-top="0in" fo:margin-bottom="0in" style:contextual-spacing="false" style:line-height-at-least="0.1772in" fo:widows="1" fo:break-before="page" fo:padding="0in" fo:border="none"/>
      <style:text-properties fo:font-variant="normal" fo:text-transform="none" fo:color="#000000" style:font-name="Serif" fo:font-size="12pt" fo:letter-spacing="normal" fo:language="en" fo:country="US" fo:font-style="normal" fo:font-weight="bold" officeooo:rsid="002256cb" officeooo:paragraph-rsid="002256cb" style:font-size-asian="12pt" style:font-weight-asian="bold" style:font-size-complex="12pt" style:font-weight-complex="bold"/>
    </style:style>
    <style:style style:name="P112"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e61728" officeooo:paragraph-rsid="00e61728" style:font-size-asian="12pt" style:font-size-complex="12pt"/>
    </style:style>
    <style:style style:name="P113"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95b6d5" officeooo:paragraph-rsid="0095b6d5" style:font-size-asian="12pt" style:font-size-complex="12pt"/>
    </style:style>
    <style:style style:name="P114"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ad8dfd" officeooo:paragraph-rsid="00bba5e2" fo:background-color="transparent" style:font-size-asian="12pt" style:font-size-complex="12pt"/>
    </style:style>
    <style:style style:name="P115"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b0f9c9" officeooo:paragraph-rsid="00b0f9c9" style:font-size-asian="12pt" style:font-size-complex="12pt"/>
    </style:style>
    <style:style style:name="P116"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736edc" officeooo:paragraph-rsid="00eb44fd" style:font-size-asian="12pt" style:font-size-complex="12pt"/>
    </style:style>
    <style:style style:name="P117"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eb44fd" officeooo:paragraph-rsid="00eb44fd" fo:background-color="transparent" style:font-size-asian="12pt" style:font-size-complex="12pt"/>
    </style:style>
    <style:style style:name="P118"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736edc" officeooo:paragraph-rsid="00eb44fd" fo:background-color="transparent" style:font-size-asian="12pt" style:font-size-complex="12pt"/>
    </style:style>
    <style:style style:name="P119" style:family="paragraph" style:parent-style-name="Text_20_body" style:master-page-name="">
      <style:paragraph-properties fo:margin-left="0.1252in" fo:margin-right="0in" fo:margin-top="0in" fo:margin-bottom="0in" style:contextual-spacing="false" style:line-height-at-least="0.1772in" fo:widows="1" fo:text-indent="0in" style:auto-text-indent="false" style:page-number="auto" fo:padding="0in" fo:border="none"/>
      <style:text-properties fo:font-variant="normal" fo:text-transform="none" fo:color="#000000" style:font-name="Serif" fo:font-size="12pt" fo:letter-spacing="normal" fo:font-style="normal" fo:font-weight="normal" officeooo:rsid="001cdd08" officeooo:paragraph-rsid="00736edc" style:font-size-asian="12pt" style:font-size-complex="12pt"/>
    </style:style>
    <style:style style:name="P120" style:family="paragraph" style:parent-style-name="Text_20_body" style:list-style-name="L1">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bold" officeooo:rsid="003802dc" style:font-size-asian="12pt" style:font-weight-asian="bold" style:font-size-complex="12pt" style:font-weight-complex="bold"/>
    </style:style>
    <style:style style:name="P121"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80242" style:font-size-asian="12pt" style:font-weight-asian="bold" style:font-size-complex="12pt" style:font-weight-complex="bold"/>
    </style:style>
    <style:style style:name="P122"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80242" officeooo:paragraph-rsid="00380242" style:font-size-asian="12pt" style:font-weight-asian="bold" style:font-size-complex="12pt" style:font-weight-complex="bold"/>
    </style:style>
    <style:style style:name="P123"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style:font-size-asian="12pt" style:font-weight-asian="bold" style:font-size-complex="12pt" style:font-weight-complex="bold"/>
    </style:style>
    <style:style style:name="P124"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paragraph-rsid="00425a2a" style:font-size-asian="12pt" style:font-weight-asian="bold" style:font-size-complex="12pt" style:font-weight-complex="bold"/>
    </style:style>
    <style:style style:name="P125"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paragraph-rsid="00380242" style:font-size-asian="12pt" style:font-size-complex="12pt"/>
    </style:style>
    <style:style style:name="P126"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3b03c" officeooo:paragraph-rsid="0043b03c" style:font-size-asian="12pt" style:font-weight-asian="normal" style:font-size-complex="12pt" style:font-weight-complex="normal"/>
    </style:style>
    <style:style style:name="P1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f118d" officeooo:paragraph-rsid="00aba564" style:font-size-asian="12pt" style:font-size-complex="12pt"/>
    </style:style>
    <style:style style:name="P128" style:family="paragraph" style:parent-style-name="Text_20_body" style:list-style-name="L1">
      <style:paragraph-properties style:line-height-at-least="0.1772in" fo:widows="1" fo:padding="0in" fo:border="none"/>
      <style:text-properties fo:font-variant="normal" fo:text-transform="none" fo:color="#000000" style:font-name="Serif" fo:font-size="12pt" fo:letter-spacing="normal" fo:language="en" fo:country="US" fo:font-style="normal" fo:font-weight="bold" officeooo:rsid="0043c8ce" style:font-size-asian="12pt" style:font-weight-asian="bold" style:font-size-complex="12pt" style:font-weight-complex="bold"/>
    </style:style>
    <style:style style:name="T1" style:family="text">
      <style:text-properties fo:font-size="11.5pt" fo:language="en" fo:country="US" style:font-size-asian="11.5pt" style:font-size-complex="11.5pt"/>
    </style:style>
    <style:style style:name="T2" style:family="text">
      <style:text-properties officeooo:rsid="001be178"/>
    </style:style>
    <style:style style:name="T3" style:family="text">
      <style:text-properties officeooo:rsid="001f357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380242" style:font-weight-asian="normal" style:font-weight-complex="normal"/>
    </style:style>
    <style:style style:name="T7" style:family="text">
      <style:text-properties fo:font-weight="normal" officeooo:rsid="001fdeac" style:font-weight-asian="normal" style:font-weight-complex="normal"/>
    </style:style>
    <style:style style:name="T8" style:family="text">
      <style:text-properties fo:font-weight="normal" officeooo:rsid="003dda63" style:font-weight-asian="normal" style:font-weight-complex="normal"/>
    </style:style>
    <style:style style:name="T9" style:family="text">
      <style:text-properties fo:font-weight="normal" officeooo:rsid="00258f49" style:font-weight-asian="normal" style:font-weight-complex="normal"/>
    </style:style>
    <style:style style:name="T10" style:family="text">
      <style:text-properties fo:font-weight="normal" officeooo:rsid="0020a999" style:font-weight-asian="normal" style:font-weight-complex="normal"/>
    </style:style>
    <style:style style:name="T11" style:family="text">
      <style:text-properties fo:font-weight="normal" officeooo:rsid="003f9649" style:font-weight-asian="normal" style:font-weight-complex="normal"/>
    </style:style>
    <style:style style:name="T12" style:family="text">
      <style:text-properties fo:font-weight="normal" officeooo:rsid="0046e547" style:font-weight-asian="normal" style:font-weight-complex="normal"/>
    </style:style>
    <style:style style:name="T13" style:family="text">
      <style:text-properties fo:font-weight="normal" officeooo:rsid="004aa83e" style:font-weight-asian="normal" style:font-weight-complex="normal"/>
    </style:style>
    <style:style style:name="T14" style:family="text">
      <style:text-properties fo:font-weight="normal" officeooo:rsid="00cd3d63" style:font-weight-asian="normal" style:font-weight-complex="normal"/>
    </style:style>
    <style:style style:name="T15" style:family="text">
      <style:text-properties fo:font-weight="normal" officeooo:rsid="001fdeac"/>
    </style:style>
    <style:style style:name="T16" style:family="text">
      <style:text-properties fo:font-weight="normal" officeooo:rsid="0020a999"/>
    </style:style>
    <style:style style:name="T17" style:family="text">
      <style:text-properties fo:font-weight="normal" officeooo:rsid="00395fa5"/>
    </style:style>
    <style:style style:name="T18" style:family="text">
      <style:text-properties fo:font-weight="normal" officeooo:rsid="0048c96f"/>
    </style:style>
    <style:style style:name="T19" style:family="text">
      <style:text-properties fo:font-weight="normal" officeooo:rsid="00736edc"/>
    </style:style>
    <style:style style:name="T20" style:family="text">
      <style:text-properties fo:font-weight="normal" officeooo:rsid="00b8f94e"/>
    </style:style>
    <style:style style:name="T21" style:family="text">
      <style:text-properties fo:font-weight="normal" officeooo:rsid="00bc6e29"/>
    </style:style>
    <style:style style:name="T22" style:family="text">
      <style:text-properties style:font-weight-asian="normal" style:font-weight-complex="normal"/>
    </style:style>
    <style:style style:name="T23" style:family="text">
      <style:text-properties officeooo:rsid="002256cb"/>
    </style:style>
    <style:style style:name="T24" style:family="text">
      <style:text-properties style:font-style-asian="normal" style:font-style-complex="normal"/>
    </style:style>
    <style:style style:name="T25" style:family="text">
      <style:text-properties officeooo:rsid="006d97e9" style:font-style-asian="normal" style:font-style-complex="normal"/>
    </style:style>
    <style:style style:name="T26" style:family="text">
      <style:text-properties officeooo:rsid="006f68f4" style:font-style-asian="normal" style:font-style-complex="normal"/>
    </style:style>
    <style:style style:name="T27" style:family="text">
      <style:text-properties officeooo:rsid="00e95029" style:font-style-asian="normal" style:font-style-complex="normal"/>
    </style:style>
    <style:style style:name="T28" style:family="text">
      <style:text-properties officeooo:rsid="00e9d2d6" style:font-style-asian="normal" style:font-style-complex="normal"/>
    </style:style>
    <style:style style:name="T29" style:family="text">
      <style:text-properties officeooo:rsid="002ef540"/>
    </style:style>
    <style:style style:name="T30" style:family="text">
      <style:text-properties officeooo:rsid="00324813"/>
    </style:style>
    <style:style style:name="T31" style:family="text">
      <style:text-properties officeooo:rsid="00395fa5"/>
    </style:style>
    <style:style style:name="T32" style:family="text">
      <style:text-properties officeooo:rsid="00407144"/>
    </style:style>
    <style:style style:name="T33" style:family="text">
      <style:text-properties officeooo:rsid="00459226"/>
    </style:style>
    <style:style style:name="T34" style:family="text">
      <style:text-properties fo:language="en" fo:country="US"/>
    </style:style>
    <style:style style:name="T35" style:family="text">
      <style:text-properties fo:language="en" fo:country="US" officeooo:rsid="0070c95d" style:font-style-asian="normal" style:font-style-complex="normal"/>
    </style:style>
    <style:style style:name="T36" style:family="text">
      <style:text-properties fo:language="en" fo:country="US" officeooo:rsid="008466d2"/>
    </style:style>
    <style:style style:name="T37" style:family="text">
      <style:text-properties fo:language="en" fo:country="US" officeooo:rsid="00858f45"/>
    </style:style>
    <style:style style:name="T38" style:family="text">
      <style:text-properties fo:language="en" fo:country="US" officeooo:rsid="008662f7"/>
    </style:style>
    <style:style style:name="T39" style:family="text">
      <style:text-properties fo:language="en" fo:country="US" officeooo:rsid="009e269f"/>
    </style:style>
    <style:style style:name="T40" style:family="text">
      <style:text-properties fo:language="en" fo:country="US" officeooo:rsid="009ed2e7"/>
    </style:style>
    <style:style style:name="T41" style:family="text">
      <style:text-properties fo:language="en" fo:country="US" officeooo:rsid="00a1ae39"/>
    </style:style>
    <style:style style:name="T42" style:family="text">
      <style:text-properties fo:language="en" fo:country="US" officeooo:rsid="00a300a7"/>
    </style:style>
    <style:style style:name="T43" style:family="text">
      <style:text-properties fo:language="en" fo:country="US" officeooo:rsid="00a3e0cd"/>
    </style:style>
    <style:style style:name="T44" style:family="text">
      <style:text-properties fo:language="en" fo:country="US" officeooo:rsid="00c6aec5" style:font-size-asian="12pt" style:font-weight-asian="normal" style:font-size-complex="12pt" style:font-weight-complex="normal"/>
    </style:style>
    <style:style style:name="T45" style:family="text">
      <style:text-properties fo:language="en" fo:country="US" officeooo:rsid="00c4b41e" style:font-size-asian="12pt" style:font-weight-asian="normal" style:font-size-complex="12pt" style:font-weight-complex="normal"/>
    </style:style>
    <style:style style:name="T46" style:family="text">
      <style:text-properties officeooo:rsid="0046e547"/>
    </style:style>
    <style:style style:name="T47" style:family="text">
      <style:text-properties officeooo:rsid="004ce0b7"/>
    </style:style>
    <style:style style:name="T48" style:family="text">
      <style:text-properties officeooo:rsid="004d8194"/>
    </style:style>
    <style:style style:name="T49" style:family="text">
      <style:text-properties officeooo:rsid="00534df7"/>
    </style:style>
    <style:style style:name="T50" style:family="text">
      <style:text-properties officeooo:rsid="00612593"/>
    </style:style>
    <style:style style:name="T51" style:family="text">
      <style:text-properties officeooo:rsid="006d063d"/>
    </style:style>
    <style:style style:name="T52" style:family="text">
      <style:text-properties officeooo:rsid="00729f4a"/>
    </style:style>
    <style:style style:name="T53" style:family="text">
      <style:text-properties officeooo:rsid="00736edc"/>
    </style:style>
    <style:style style:name="T54" style:family="text">
      <style:text-properties officeooo:rsid="007a568f"/>
    </style:style>
    <style:style style:name="T55" style:family="text">
      <style:text-properties officeooo:rsid="007d94a4"/>
    </style:style>
    <style:style style:name="T56" style:family="text">
      <style:text-properties officeooo:rsid="007e2a34"/>
    </style:style>
    <style:style style:name="T57" style:family="text">
      <style:text-properties fo:font-weight="bold" style:font-weight-asian="bold" style:font-weight-complex="bold"/>
    </style:style>
    <style:style style:name="T58" style:family="text">
      <style:text-properties officeooo:rsid="00821895"/>
    </style:style>
    <style:style style:name="T59" style:family="text">
      <style:text-properties officeooo:rsid="00831a6b"/>
    </style:style>
    <style:style style:name="T60" style:family="text">
      <style:text-properties officeooo:rsid="008466d2"/>
    </style:style>
    <style:style style:name="T61" style:family="text">
      <style:text-properties officeooo:rsid="00858f45"/>
    </style:style>
    <style:style style:name="T62" style:family="text">
      <style:text-properties officeooo:rsid="0085cb1f"/>
    </style:style>
    <style:style style:name="T63" style:family="text">
      <style:text-properties officeooo:rsid="008c8355"/>
    </style:style>
    <style:style style:name="T64" style:family="text">
      <style:text-properties officeooo:rsid="00923ea0"/>
    </style:style>
    <style:style style:name="T65" style:family="text">
      <style:text-properties officeooo:rsid="0094bb71"/>
    </style:style>
    <style:style style:name="T66" style:family="text">
      <style:text-properties officeooo:rsid="0099376c"/>
    </style:style>
    <style:style style:name="T67" style:family="text">
      <style:text-properties officeooo:rsid="009a8c8a"/>
    </style:style>
    <style:style style:name="T68" style:family="text">
      <style:text-properties officeooo:rsid="00a7e866"/>
    </style:style>
    <style:style style:name="T69" style:family="text">
      <style:text-properties officeooo:rsid="00a9a07f"/>
    </style:style>
    <style:style style:name="T70" style:family="text">
      <style:text-properties officeooo:rsid="00b0f9c9"/>
    </style:style>
    <style:style style:name="T71" style:family="text">
      <style:text-properties officeooo:rsid="00b4a364"/>
    </style:style>
    <style:style style:name="T72" style:family="text">
      <style:text-properties officeooo:rsid="00bc8c79"/>
    </style:style>
    <style:style style:name="T73" style:family="text">
      <style:text-properties officeooo:rsid="00be2586"/>
    </style:style>
    <style:style style:name="T74" style:family="text">
      <style:text-properties officeooo:rsid="00c0c4e5"/>
    </style:style>
    <style:style style:name="T75" style:family="text">
      <style:text-properties officeooo:rsid="00c7282e"/>
    </style:style>
    <style:style style:name="T76" style:family="text">
      <style:text-properties officeooo:rsid="00c9f674"/>
    </style:style>
    <style:style style:name="T77" style:family="text">
      <style:text-properties officeooo:rsid="00cd3d63"/>
    </style:style>
    <style:style style:name="T78" style:family="text">
      <style:text-properties officeooo:rsid="00cdefc1"/>
    </style:style>
    <style:style style:name="T79" style:family="text">
      <style:text-properties officeooo:rsid="00d58f6e"/>
    </style:style>
    <style:style style:name="T80" style:family="text">
      <style:text-properties officeooo:rsid="00d67efe"/>
    </style:style>
    <style:style style:name="T81" style:family="text">
      <style:text-properties officeooo:rsid="00d974ae"/>
    </style:style>
    <style:style style:name="T82" style:family="text">
      <style:text-properties officeooo:rsid="00daba98"/>
    </style:style>
    <style:style style:name="T83" style:family="text">
      <style:text-properties officeooo:rsid="00dd2ab1"/>
    </style:style>
    <style:style style:name="T84" style:family="text">
      <style:text-properties officeooo:rsid="00e14c1d"/>
    </style:style>
    <style:style style:name="T85" style:family="text">
      <style:text-properties officeooo:rsid="00e15f47"/>
    </style:style>
    <style:style style:name="T86" style:family="text">
      <style:text-properties officeooo:rsid="00e2ec47"/>
    </style:style>
    <style:style style:name="T87" style:family="text">
      <style:text-properties officeooo:rsid="00e75025"/>
    </style:style>
    <style:style style:name="T88" style:family="text">
      <style:text-properties fo:background-color="transparent" loext:char-shading-value="0"/>
    </style:style>
    <style:style style:name="T89" style:family="text">
      <style:text-properties officeooo:rsid="00fae42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isy.liu.se/edu/xjobb/anvisningar_exjobbare.html#Planeringsrapport" text:style-name="Internet_20_link"><text:span text:style-name="T1">https://www.isy.liu.se/edu/xjobb/anvisningar_exjobbare.html#Planeringsrapport</text:span></text:a></text:p>
      <text:p text:style-name="P2"/>
      <text:p text:style-name="P4"/>
      <text:p text:style-name="P3"/>
      <text:list xml:id="list6182113065770942888" text:style-name="L1">
        <text:list-item>
          <text:p text:style-name="P120">Preliminary titl<text:span text:style-name="T46">e</text:span> on the thesis</text:p>
        </text:list-item>
      </text:list>
      <text:p text:style-name="P5"><text:span text:style-name="T33">Artificial </text:span>Neural network<text:span text:style-name="T33">s</text:span> for <text:span text:style-name="T3">I</text:span>mage <text:span text:style-name="T3">I</text:span>mprovement</text:p>
      <text:p text:style-name="P6"/>
      <text:list xml:id="list104622110573890" text:continue-numbering="true" text:style-name="L1">
        <text:list-item>
          <text:p text:style-name="P122">A preliminary problem formulation in relation to the <text:span text:style-name="T46">literature</text:span> base</text:p>
          <text:p text:style-name="P125"><text:span text:style-name="T6">T</text:span><text:span text:style-name="T7">he</text:span><text:span text:style-name="T15"> aim of the thesis is to explore the possibilities of </text:span><text:span text:style-name="T19">deep </text:span><text:span text:style-name="T15">learning based image improvement </text:span><text:span text:style-name="T19">of low quality images </text:span><text:span text:style-name="T18">with artificial neural networks</text:span><text:span text:style-name="T15">. </text:span><text:span text:style-name="T19">Currently known methods for i</text:span><text:span text:style-name="T15">mage improvement may be split into two main main fields; super-resolution, where information that is not present in an image is p</text:span><text:span text:style-name="T16">roduced</text:span><text:span text:style-name="T15">; and color</text:span><text:span text:style-name="T17">ization</text:span><text:span text:style-name="T15">, where missing color is added to complete an image.</text:span></text:p>
        </text:list-item>
      </text:list>
      <text:p text:style-name="P28"/>
      <text:list xml:id="list104621074062530" text:continue-numbering="true" text:style-name="L1">
        <text:list-item>
          <text:p text:style-name="P121">A preliminary description of approaches</text:p>
        </text:list-item>
      </text:list>
      <text:p text:style-name="P29">The aim was to use the neural network framework TensorFlow, but seeing that there already is existing code from the research papers in the frameworks Caffe, and Chainer, the work might be done in those frameworks instead.</text:p>
      <text:p text:style-name="P30"/>
      <text:p text:style-name="P30"><text:span text:style-name="T31">It is possible to translate Caffe code to T</text:span>ensor<text:span text:style-name="T46">F</text:span>low, <text:span text:style-name="T31">but batch normalization is not yet supported by the translator.</text:span></text:p>
      <text:p text:style-name="P30"/>
      <text:p text:style-name="P14">(0)<text:span text:style-name="T5"> </text:span>Preparing images</text:p>
      <text:p text:style-name="P43">The preferred way to produce the data sets would be to take one or two million of corresponding high- and low quality photos by hand. A neural network could then learn how to approximate the high quality photos given a corresponding low quality input. Unfortunately, this method is unfeasible since it would take too much time to produce this data set. Instead, an image set will be downloaded and synthetically modified to produce corresponding images of lower quality. </text:p>
      <text:p text:style-name="P33"/>
      <text:p text:style-name="P34">A script in <text:span text:style-name="T46">M</text:span>atlab can be used to transform the images and add labels, and can be run on the entire image set.</text:p>
      <text:p text:style-name="P34"/>
      <text:p text:style-name="P34">For color improvement, RGB images will be transformed to the LAB color space and the ab-value will be moved closer to origo to produce less saturated images. <text:span text:style-name="T49">Chromatic aberration and noise might also be added. </text:span></text:p>
      <text:p text:style-name="P32"/>
      <text:p text:style-name="P36">For the super-resolution approach, the script to transform the images will perform blurring, down-sampling, <text:span text:style-name="T51">and other distortions</text:span>.</text:p>
      <text:p text:style-name="P36"/>
      <text:p text:style-name="P85">The images will be found on the Internet, from one of the great image classification data sets <text:span text:style-name="T82">(Image net, MS Coco, or similar)</text:span>. High quality images will be needed, so some kind of data cleaning or a manual scrutiny will have to <text:span text:style-name="T83">be performed</text:span>. <text:span text:style-name="T82">Image size might be a good enough discriminator for finding high quality images within the big data sets. </text:span></text:p>
      <text:p text:style-name="P32"/>
      <text:p text:style-name="P32"/>
      <text:p text:style-name="P31"/>
      <text:p text:style-name="P35"/>
      <text:p text:style-name="P111">(1) Color improvement</text:p>
      <text:p text:style-name="P26"><text:span text:style-name="T22">For</text:span> color improvements, inspiration is drawn from the <text:span text:style-name="T46">literature</text:span> where black-and-white images are automatically colorized by a neural network trained <text:span text:style-name="T50">with</text:span> images which are stripped from the color information.</text:p>
      <text:p text:style-name="P25"/>
      <text:p text:style-name="P27">The neural networks approach for coloring images is in the <text:span text:style-name="T46">literature</text:span> limited to images with only one channel – the lightness channel. <text:span text:style-name="T76">In some articles the lightness channel is approximated by a direct linear combination of the RGB-channels, which in reality does not really translate to an original black-and-white photo since the color values in the pixels are not linearly correlated with how bright we perceive the color to be. For most applications</text:span> however, it is <text:span text:style-name="T46">desirable</text:span> to improve on the colors already present in the image. </text:p>
      <text:p text:style-name="P86">The model from the paper will be extended to take 3 input-channels. </text:p>
      <text:p text:style-name="P86"/>
      <text:p text:style-name="P87">The pre-trained models will be used, and then additional training will take place from the state of which the model was obtained. When modifying the structure of the network, the weights will be initialized as slightly perturbed copies of the original layer weights. </text:p>
      <text:p text:style-name="P42"/>
      <text:p text:style-name="P26"/>
      <text:p text:style-name="P108">Evaluation <text:span text:style-name="T77">of the model</text:span></text:p>
      <text:p text:style-name="P15"><text:span text:style-name="T7">Since no such learning based system is found in the </text:span><text:span text:style-name="T12">literature</text:span><text:span text:style-name="T7">, the novel network could use a simple non-learning based method as a benchmark for comparison. The proposed method for comparison with the neural network </text:span><text:span text:style-name="T9">is to</text:span><text:span text:style-name="T7"> tweak the ab-values of the image. <text:s/></text:span><text:span text:style-name="T13">In a color image, t</text:span><text:span text:style-name="T7">he vector which goes from origo </text:span><text:span text:style-name="T10">to the point in the ab-space indicates the direction of increasing saturation. The ab-value could be moved along that vector by a constant factor, and clipped to stay within gamut.</text:span></text:p>
      <text:p text:style-name="P91"/>
      <text:p text:style-name="P15"><text:span text:style-name="T5">To try to find a </text:span><text:span text:style-name="T13">mapping which makes images visually even better</text:span><text:span text:style-name="T5">, the training images could be worsened more, </text:span><text:span text:style-name="T8">by e.g. adding chromatic abbreviation </text:span><text:span text:style-name="T11">and noise</text:span><text:span text:style-name="T8">.</text:span><text:span text:style-name="T5"> It would be interesting to experiment with how much the training images should be messed with </text:span><text:span text:style-name="T11">for the network to outperform the simple method, if possible. </text:span><text:span text:style-name="T14">One noise generating method that will be tried is the low quality jpeg compression.</text:span></text:p>
      <text:p text:style-name="P91"/>
      <text:p text:style-name="P92">The more noise and chromatic <text:span text:style-name="T46">aberration</text:span> that is added, the better the neural network approach is expected to perform in comparison to the simple method. <text:s/></text:p>
      <text:p text:style-name="P26"/>
      <text:p text:style-name="P39"><text:span text:style-name="T78">Three</text:span> methods for evaluation <text:span text:style-name="T78">are</text:span> suggested. </text:p>
      <text:p text:style-name="P40">- Pixel wise comparison of colors in images which were held out from training, <text:span text:style-name="T47">before and after transformation.</text:span></text:p>
      <text:p text:style-name="P40">- <text:span text:style-name="T78">The cross entropy loss function that is used in the training. </text:span></text:p>
      <text:p text:style-name="P40">- Subjective evaluation by humans. Letting people vote on how much they find the improvement pleasing is a softer and more humane method of evaluation. <text:span text:style-name="T47">This non-mathematical evaluation method could consist of two different metrics. The first one is to show an unmodified image, then the ruined image (grayer, <text:s/>less colorful) and let the person vote on which improved image was the the most similar to the original. The voter should not be told about which method produced which image, and neither any details of the methods or aims.</text:span></text:p>
      <text:p text:style-name="P41">The second <text:span text:style-name="T48">test could be to only show the improved images, and let the </text:span><text:soft-page-break/><text:span text:style-name="T48">person vote on the image he or she likes the most.</text:span></text:p>
      <text:p text:style-name="P26"/>
      <text:p text:style-name="P26"/>
      <text:p text:style-name="P19"><text:span text:style-name="T23">(</text:span>2<text:span text:style-name="T23">)</text:span> <text:span text:style-name="T29">Single image super-resolution</text:span></text:p>
      <text:p text:style-name="P98"><text:span text:style-name="T24">In the article about super-resolution, the authors train the network by providing it with blurred and down sampled images and making the network learn how to images which are as similar as possible to the original. The author's goal was to make images larger. The goal in this thesis is to improve images by a subjective measure. In this work, experiments will be done on the same network, but with training images which are further distorted. </text:span><text:span text:style-name="T25">The </text:span><text:span text:style-name="T26">hypothesis</text:span><text:span text:style-name="T25"> is that the network will be able to produce images which are visually more appealing. </text:span></text:p>
      <text:p text:style-name="P98"/>
      <text:p text:style-name="P99"><text:span text:style-name="T25">A </text:span><text:span text:style-name="T24">possible </text:span><text:span text:style-name="T27">study </text:span><text:span text:style-name="T28">on improving the network could </text:span><text:span text:style-name="T27">be to</text:span><text:span text:style-name="T24"> change how the perceptual loss function is implemented and see if any improvement can be made. </text:span></text:p>
      <text:p text:style-name="P105"/>
      <text:p text:style-name="P21">(3) <text:span text:style-name="T84">Combining the methods</text:span></text:p>
      <text:p text:style-name="P97">In the end of the project, the last <text:span text:style-name="T85">step in the experiments </text:span>will be to combine the experience from (1) and (2) and make a pipe-line of both, or <text:span text:style-name="T85">some other</text:span> system <text:span text:style-name="T86">that </text:span>will produce “better” images. </text:p>
      <text:p text:style-name="P97"/>
      <text:p text:style-name="P95"/>
      <text:p text:style-name="P93"/>
      <text:p text:style-name="P94"/>
      <text:p text:style-name="P37"/>
      <text:list xml:id="list104621048221604" text:continue-numbering="true" text:style-name="L1">
        <text:list-item>
          <text:p text:style-name="P123"><text:s/><text:span text:style-name="T30">Planned literature base</text:span></text:p>
        </text:list-item>
      </text:list>
      <text:p text:style-name="P12"><text:span text:style-name="T34">All the new state-of-the-art papers are built upon some foundation of knowledge. One cannot simply read the newest articles and develop from there, without sharing the knowledge base of the authors</text:span><text:span text:style-name="T39">'</text:span><text:span text:style-name="T34"> upon which their work is built. </text:span><text:span text:style-name="T39">T</text:span><text:span text:style-name="T34">o be able to </text:span><text:span text:style-name="T39">explore </text:span><text:span text:style-name="T34">in the unknown of neural networks, the literature base may be seen as a </text:span><text:span text:style-name="T41">necessary</text:span><text:span text:style-name="T40"> </text:span><text:span text:style-name="T34">tree of knowledge. The sweet fruits of recent discoveries are the primary articles </text:span><text:span text:style-name="T42">liste</text:span><text:span text:style-name="T43">d</text:span><text:span text:style-name="T42"> below</text:span><text:span text:style-name="T34">. </text:span></text:p>
      <text:p text:style-name="P119"/>
      <text:p text:style-name="P7">Primary articles</text:p>
      <text:p text:style-name="P10"><text:span text:style-name="T34">Colorful Image Colorization </text:span><text:span text:style-name="T38">(2016) </text:span><text:a xlink:type="simple" xlink:href="http://arxiv.org/pdf/1603.08511v1.pdf" text:style-name="Internet_20_link"><text:span text:style-name="T34">http://arxiv.org/pdf/1603.08511v1.pdf</text:span></text:a></text:p>
      <text:p text:style-name="P11"/>
      <text:p text:style-name="P11"><text:span text:style-name="T34">Perceptual Losses for Real-Time Style Transfer and Super-Resolution </text:span><text:span text:style-name="T38">(2016)</text:span><text:span text:style-name="T34"> </text:span><text:a xlink:type="simple" xlink:href="http://arxiv.org/pdf/1603.08155v1.pdf"><text:span text:style-name="T34">http://arxiv.org/pdf/1603.08155v1.pdf</text:span></text:a></text:p>
      <text:p text:style-name="P11"/>
      <text:p text:style-name="P52"><text:span text:style-name="T22">Then</text:span><text:span text:style-name="T57"> </text:span><text:span text:style-name="T22">there is the stem </text:span>which upholds it all<text:span text:style-name="T68">,</text:span> upon which the <text:span text:style-name="T79">primary articles </text:span>emerge. These articles provide a more solid foundation <text:span text:style-name="T80">and will be used for the context and introductory chapter of the report.</text:span> <text:span text:style-name="T69">The primary papers and the related work refer to these articles heavily.</text:span></text:p>
      <text:p text:style-name="P52"/>
      <text:p text:style-name="P17"><text:span text:style-name="T74">References from the </text:span>“Colorful Image Colorization” paper <text:span text:style-name="T74">that might be useful for context/foundation chapter of the report</text:span></text:p>
      <text:p text:style-name="P115"/>
      <text:p text:style-name="P112">Papers marked like this <text:span text:style-name="T87">are referenced</text:span> in both primary articles</text:p>
      <text:p text:style-name="P76"/>
      <text:p text:style-name="P80"><text:span text:style-name="T71">Deeply-Supervised Nets (2014) </text:span><text:a xlink:type="simple" xlink:href="http://arxiv.org/pdf/1409.5185v2.pdf"><text:span text:style-name="T71">http://arxiv.org/pdf/1409.5185v2.pdf</text:span></text:a></text:p>
      <text:p text:style-name="P80"><text:soft-page-break/></text:p>
      <text:p text:style-name="P114">Deep Colorization (2015) http://www.cv-foundation.org/openaccess/content_iccv_2015/papers/Cheng_Deep_Colorization_ICCV_2015_paper.pdf</text:p>
      <text:p text:style-name="P52"/>
      <text:p text:style-name="P83">Color constancy by learning to predict chromaticity from luminance (2015) http://arxiv.org/pdf/1506.02167v2.pdf</text:p>
      <text:p text:style-name="P127"/>
      <text:p text:style-name="P75">Automatic colorizati<text:span text:style-name="T70">o</text:span>n (2016) <text:a xlink:type="simple" xlink:href="http://tinyclouds.org/colorize/">http://tinyclouds.org/colorize/</text:a></text:p>
      <text:p text:style-name="P79"/>
      <text:p text:style-name="P79">Very Deep Convolutional networks for Large-Scale Image Recognition (2015) (VGG)</text:p>
      <text:p text:style-name="P79">http://arxiv.org/pdf/1409.1556v6.pdf</text:p>
      <text:p text:style-name="P79"/>
      <text:p text:style-name="P82">Learning Large-Scale Automatic Image Colorization (2015) (Training on SIFT-features) <text:a xlink:type="simple" xlink:href="http://www.cv-foundation.org/openaccess/content_iccv_2015/papers/Deshpande_Learning_Large-Scale_Automatic_ICCV_2015_paper.pdf">http://www.cv-foundation.org/openaccess/content_iccv_2015/papers/Deshpande_Learning_Large-Scale_Automatic_ICCV_2015_paper.pdf</text:a></text:p>
      <text:p text:style-name="P82"/>
      <text:p text:style-name="P84"/>
      <text:p text:style-name="P82">Object recognition from local scale-invariant features (SIFT) (1999)</text:p>
      <text:p text:style-name="P82"><text:a xlink:type="simple" xlink:href="http://ieeexplore.ieee.org/xpls/abs_all.jsp?arnumber=790410&amp;tag=1">http://ieeexplore.ieee.org/xpls/abs_all.jsp?arnumber=790410&amp;tag=1</text:a></text:p>
      <text:p text:style-name="P82"/>
      <text:p text:style-name="P77">Automatic image colorization via multimodal predictions (2008) <text:a xlink:type="simple" xlink:href="https://www.lri.fr/~gcharpia/colorisation.pdf">https://www.lri.fr/~gcharpia/colorisation.pdf</text:a></text:p>
      <text:p text:style-name="P77"/>
      <text:p text:style-name="P77"/>
      <text:h text:style-name="P110" text:outline-level="1"><text:span text:style-name="Strong_20_Emphasis"><text:span text:style-name="T4">Image colorization using similar images </text:span></text:span><text:span text:style-name="Strong_20_Emphasis"><text:span text:style-name="T20">(2012) </text:span></text:span><text:span text:style-name="Strong_20_Emphasis"><text:span text:style-name="T21">(superpixels)</text:span></text:span><text:span text:style-name="Strong_20_Emphasis"><text:span text:style-name="T4"> http://delivery.acm.org/10.1145/2400000/2393402/p369-gupta.pdf?ip=130.236.63.37&amp;id=2393402&amp;acc=ACTIVE%20SERVICE&amp;key=74F7687761D7AE37%2EE60FE3557EC52CD4%2E4D4702B0C3E38B35%2E4D4702B0C3E38B35&amp;CFID=607490208&amp;CFTOKEN=31788278&amp;__acm__=1461771007_38a353f308ef0ac6782dff409f0f9e0a</text:span></text:span></text:h>
      <text:p text:style-name="P81"/>
      <text:p text:style-name="P81">This</text:p>
      <text:p text:style-name="P78">Semantic Colorization with Internet Images (2011) <text:a xlink:type="simple" xlink:href="http://research.microsoft.com/en-us/UM/people/stevelin/papers/sigasia11.pdf">http://research.microsoft.com/en-us/UM/people/stevelin/papers/sigasia11.pdf</text:a></text:p>
      <text:h text:style-name="P109" text:outline-level="1"><text:span text:style-name="Strong_20_Emphasis"><text:span text:style-name="T4"/></text:span></text:h>
      <text:p text:style-name="P77"/>
      <text:p text:style-name="P81">And thi<text:span text:style-name="T72">s</text:span></text:p>
      <text:p text:style-name="P81">Intrinsic colorization (2008) <text:a xlink:type="simple" xlink:href="http://www.cse.cuhk.edu.hk/~ttwong/papers/incolor/paper/incolor.pdf">http://www.cse.cuhk.edu.hk/~ttwong/papers/incolor/paper/incolor.pdf</text:a></text:p>
      <text:p text:style-name="P81"/>
      <text:p text:style-name="P81">uses reference images from the <text:span text:style-name="T73">Internet</text:span></text:p>
      <text:p text:style-name="P77"/>
      <text:p text:style-name="P77"/>
      <text:p text:style-name="P77"/>
      <text:p text:style-name="P17"/>
      <text:p text:style-name="P17"/>
      <text:p text:style-name="P17">The “Perceptual Losses” paper reference to these articles</text:p>
      <text:p text:style-name="P88">Perceptual loss functions have been explored in a several recent papers. They prove useful for a lot of image-generating tasks in neural networks. The <text:soft-page-break/>purpose of some of the papers where perceptual loss functions are used is to dig deeper into the intuitive understanding of neural networks. </text:p>
      <text:p text:style-name="P55"/>
      <text:p text:style-name="P55">“A number of recent papers have used optimization to generate images where the objective is perceptual, depending on high level features extracted from a convolutional network”</text:p>
      <text:p text:style-name="P54"/>
      <text:p text:style-name="P53">Image Super-Resolution Using Deep Convolutional Networks <text:span text:style-name="T55">(2015) (SRCNN)</text:span> <text:a xlink:type="simple" xlink:href="http://arxiv.org/pdf/1501.00092.pdf"><text:span text:style-name="T55">http://arxiv.org/pdf/1501.00092.pdf</text:span></text:a></text:p>
      <text:p text:style-name="P53"/>
      <text:p text:style-name="P117">This </text:p>
      <text:p text:style-name="P117"/>
      <text:p text:style-name="P116"><text:span text:style-name="T88">Fully convolutional networks for semantic segmentation (2015) </text:span><text:a xlink:type="simple" xlink:href="http://arxiv.org/pdf/1411.4038v2.pdf"><text:span text:style-name="T88">http://arxiv.org/pdf/1411.4038v2.pdf</text:span></text:a></text:p>
      <text:p text:style-name="P118"/>
      <text:p text:style-name="P118">and </text:p>
      <text:p text:style-name="P118"/>
      <text:p text:style-name="P118">Learning deconvolution network for semantic segmentation (2015) http://arxiv.org/pdf/1505.04366v1.pdf</text:p>
      <text:p text:style-name="P118"/>
      <text:p text:style-name="P117">for inspiration of “in-network downsampling to reduce the spatial extent of feature maps followed by in-network upsampling to produce the final output image”</text:p>
      <text:p text:style-name="P46"/>
      <text:p text:style-name="P24">Tertiary article<text:span text:style-name="T89">, tangentially on my subject</text:span></text:p>
      <text:p text:style-name="P104">Automatic Photo Adjustment Using Deep Neural Networks (2015)</text:p>
      <text:p text:style-name="P104"><text:a xlink:type="simple" xlink:href="http://arxiv.org/pdf/1412.7725v2.pdf">http://arxiv.org/pdf/1412.7725v2.pdf</text:a></text:p>
      <text:p text:style-name="P104"/>
      <text:p text:style-name="P20">Related work</text:p>
      <text:p text:style-name="P58"><text:span text:style-name="T22">There are other </text:span>fruits on the same tree, articles which will be referred to as “related work” in the report, <text:span text:style-name="T54">or if not that, then “other stuff that's going on with generative deep neural nets right now”. </text:span></text:p>
      <text:p text:style-name="P58"/>
      <text:p text:style-name="P67">Learning Representations for Automatic Colorization (2016) http://arxiv.org/pdf/1603.06668v1.pdf</text:p>
      <text:p text:style-name="P64"/>
      <text:p text:style-name="P64">Texture Networks: Feed-forward Synthesis of Textures and Stylized image (2016) <text:a xlink:type="simple" xlink:href="http://arxiv.org/pdf/1603.03417v1.pdf">http://arxiv.org/pdf/1603.03417v1.pdf</text:a></text:p>
      <text:p text:style-name="P64"/>
      <text:p text:style-name="P107">A Neural Algorithm of Artistic Style <text:span text:style-name="T56">(2015)</text:span> http://arxiv.org/pdf/1508.06576v2.pdf</text:p>
      <text:p text:style-name="P47"/>
      <text:p text:style-name="P59"><text:span text:style-name="T53">Generating images with recurrent adversarial networks (2016) </text:span><text:a xlink:type="simple" xlink:href="http://arxiv.org/pdf/1602.05110v1.pdf"><text:span text:style-name="T53">http://arxiv.org/pdf/1602.05110v1.pdf</text:span></text:a></text:p>
      <text:p text:style-name="P49"/>
      <text:p text:style-name="P50">Pixel Recurrent Neural Networks <text:span text:style-name="T62">(2016) </text:span>http://arxiv.org/pdf/1601.06759v1.pdf</text:p>
      <text:p text:style-name="P49"/>
      <text:p text:style-name="P65">Visualizing and Understanding Convolutional Networks (201<text:span text:style-name="T63">3</text:span>) http://arxiv.org/pdf/1311.2901v3.pdf</text:p>
      <text:p text:style-name="P49"/>
      <text:p text:style-name="P51"/>
      <text:p text:style-name="P49"><text:soft-page-break/></text:p>
      <text:p text:style-name="P72">Combining markov Random Fields and Convolutional neural Networks for Image Synthesis (Neural patches) (2016) http://arxiv.org/pdf/1601.04589v1.pdf</text:p>
      <text:p text:style-name="P49"/>
      <text:p text:style-name="P73">Minecraft, enhance! Neural Networks to Upscale &amp; Stylize Pixel art (2016) <text:a xlink:type="simple" xlink:href="https://nucl.ai/blog/enhance-pixel-art/">https://nucl.ai/blog/enhance-pixel-art/</text:a></text:p>
      <text:p text:style-name="P73"/>
      <text:p text:style-name="P73">Precomputed Real-Time Texture Synthesis with Markovian Generative Adversarial Nets (2016) <text:a xlink:type="simple" xlink:href="http://arxiv.org/pdf/1604.04382v1.pdf">http://arxiv.org/pdf/1604.04382v1.pdf</text:a></text:p>
      <text:p text:style-name="P73"/>
      <text:p text:style-name="P74">Semantic Style Transfer and Turning Two-Bit Doodles into Fine Artwork (2016) http://arxiv.org/pdf/1603.01768v1.pdf</text:p>
      <text:p text:style-name="P73"/>
      <text:p text:style-name="P68">Fast and Accurate Image Upscaling with Super-Resolution <text:span text:style-name="T65">Forests </text:span>(2015) <text:a xlink:type="simple" xlink:href="http://lrs.icg.tugraz.at/pubs/schulter_cvpr_2015.pdf">http://lrs.icg.tugraz.at/pubs/schulter_cvpr_2015.pdf</text:a></text:p>
      <text:p text:style-name="P68"/>
      <text:p text:style-name="P48"/>
      <text:p text:style-name="P48"/>
      <text:p text:style-name="P48"/>
      <text:p text:style-name="P23">Older stuff</text:p>
      <text:p text:style-name="P61">Image super-resolution survey <text:span text:style-name="T59">(2006)</text:span> http://www.sciencedirect.com/science/article/pii/S0262885606001089</text:p>
      <text:p text:style-name="P61"/>
      <text:p text:style-name="P62">Example-based super-resolution <text:span text:style-name="T59">(2002) </text:span><text:a xlink:type="simple" xlink:href="http://ieeexplore.ieee.org/xpl/login.jsp?tp=&amp;arnumber=988747&amp;url=http%3A%2F%2Fieeexplore.ieee.org%2Fxpls%2Fabs_all.jsp%3Farnumber%3D988747">http://ieeexplore.ieee.org/xpl/login.jsp?tp=&amp;arnumber=988747&amp;url=http%3A%2F%2Fieeexplore.ieee.org%2Fxpls%2Fabs_all.jsp%3Farnumber%3D988747</text:a></text:p>
      <text:p text:style-name="P61"/>
      <text:p text:style-name="P61">Coupled Dictionary Training for Image Super-Resolution (2012) http://ieeexplore.ieee.org/xpl/login.jsp?tp=&amp;arnumber=6175956&amp;url=http%3A%2F%2Fieeexplore.ieee.org%2Fxpls%2Fabs_all.jsp%3Farnumber%3D6175956</text:p>
      <text:p text:style-name="P61"/>
      <text:p text:style-name="P61">Super Resolution using neural Network (2008) http://ieeexplore.ieee.org/xpl/login.jsp?reload=true&amp;tp=&amp;arnumber=4530525&amp;url=http%3A%2F%2Fieeexplore.ieee.org%2Fxpls%2Fabs_all.jsp%3Farnumber%3D4530525</text:p>
      <text:p text:style-name="P60"/>
      <text:p text:style-name="P63">A two-step neural-network based algorithm for fast image super-resolution <text:span text:style-name="T58">(2006)</text:span> http://www.sciencedirect.com/science/article/pii/S0262885606003684?np=y</text:p>
      <text:p text:style-name="P46"/>
      <text:p text:style-name="P18">Important <text:span text:style-name="T81">concepts</text:span> in Neural Networks right now</text:p>
      <text:p text:style-name="P13"><text:span text:style-name="T44">C</text:span><text:span text:style-name="T45">ross entropy loss - The ln() function in cross-entropy takes into account the closeness of a prediction and is a more granular way to compute error. https://jamesmccaffrey.wordpress.com/2013/11/05/why-you-should-use-cross-entropy-error-instead-of-classification-error-or-mean-squared-error-for-neural-network-classifier-training/</text:span></text:p>
      <text:p text:style-name="P96"/>
      <text:p text:style-name="P8"><text:span text:style-name="T34">TensorFlow introduction </text:span><text:span text:style-name="T37">(2015)</text:span><text:span text:style-name="T34"> </text:span><text:a xlink:type="simple" xlink:href="http://download.tensorflow.org/paper/whitepaper2015.pdf" text:style-name="Internet_20_link"><text:span text:style-name="T34">http://download.tensorflow.org/paper/whitepaper2015.pdf</text:span></text:a></text:p>
      <text:p text:style-name="P38"/>
      <text:p text:style-name="P44"><text:soft-page-break/>Caffe introduction <text:span text:style-name="T61">(2014)</text:span> http://arxiv.org/pdf/1408.5093v1.pdf</text:p>
      <text:p text:style-name="P106"/>
      <text:p text:style-name="P8"><text:span text:style-name="T34">Batch Normalization </text:span><text:span text:style-name="T37">(2015)</text:span><text:span text:style-name="T34"> </text:span><text:a xlink:type="simple" xlink:href="http://arxiv.org/pdf/1502.03167v3.pdf" text:style-name="Internet_20_link"><text:span text:style-name="T34">http://arxiv.org/pdf/1502.03167v3.pdf</text:span></text:a></text:p>
      <text:p text:style-name="P45"/>
      <text:p text:style-name="P9"><text:span text:style-name="T34">Dropout </text:span><text:span text:style-name="T36">(2014)</text:span><text:span text:style-name="T34"> </text:span><text:span text:style-name="T35">http://jmlr.org/papers/volume15/srivastava14a/srivastava14a.pdf</text:span></text:p>
      <text:p text:style-name="P46"/>
      <text:p text:style-name="P90">Improving neural networks by preventing co-adaptation of feature detectors (2012) (Original dropout paper)</text:p>
      <text:p text:style-name="P90">http://arxiv.org/pdf/1207.0580v1.pdf</text:p>
      <text:p text:style-name="P46"/>
      <text:p text:style-name="P56">Hypercolumns for Object Segmentation and Fine-grained Localization <text:span text:style-name="T60">(2015)</text:span> <text:a xlink:type="simple" xlink:href="http://arxiv.org/pdf/1411.5752v2.pdf">http://arxiv.org/pdf/1411.5752v2.pdf</text:a></text:p>
      <text:p text:style-name="P56"/>
      <text:p text:style-name="P67">Generative Adversarial nets (2014) <text:a xlink:type="simple" xlink:href="http://arxiv.org/pdf/1406.2661v1.pdf">http://arxiv.org/pdf/1406.2661v1.pdf</text:a></text:p>
      <text:p text:style-name="P57"/>
      <text:p text:style-name="P113">Adam: A Method for Stochastic Optimization (2015) <text:a xlink:type="simple" xlink:href="http://arxiv.org/pdf/1412.6980v8.pdf">http://arxiv.org/pdf/1412.6980v8.pdf</text:a></text:p>
      <text:p text:style-name="P69"/>
      <text:p text:style-name="P69">An explanation of Xavier Initialization http://andyljones.tumblr.com/post/110998971763/an-explanation-of-xavier-initialization</text:p>
      <text:p text:style-name="P69"/>
      <text:p text:style-name="P69">Understanding the difficulty of training deep feedforward neural networks (2010) (Xavier Initialization paper) <text:a xlink:type="simple" xlink:href="http://jmlr.org/proceedings/papers/v9/glorot10a/glorot10a.pdf">http://jmlr.org/proceedings/papers/v9/glorot10a/glorot10a.pdf</text:a></text:p>
      <text:p text:style-name="P69"/>
      <text:p text:style-name="P89">Intuitive explanation about why to use ReLU</text:p>
      <text:p text:style-name="P89">https://www.quora.com/What-is-special-about-rectifier-neural-units-used-in-NN-learning</text:p>
      <text:p text:style-name="P69"/>
      <text:p text:style-name="P89">First paper to propose ReLU (AlexNet) (2015) <text:s/>http://www.cs.toronto.edu/~fritz/absps/imagenet.pdf</text:p>
      <text:p text:style-name="P89"/>
      <text:p text:style-name="P103"/>
      <text:p text:style-name="P89"/>
      <text:p text:style-name="P16">Course material</text:p>
      <text:p text:style-name="P66">Deep Learning <text:a xlink:type="simple" xlink:href="http://www.deeplearningbook.org/"><text:span text:style-name="T64">http://www.deeplearningbook.org/</text:span></text:a></text:p>
      <text:p text:style-name="P66"/>
      <text:p text:style-name="P69">CS231n Convolutional Neural Networks for Visual Recognition <text:a xlink:type="simple" xlink:href="https://cs231n.github.io/">https://cs231n.github.io/</text:a></text:p>
      <text:p text:style-name="P69"/>
      <text:p text:style-name="P69">Must Know Tips/Tricks in Deep Neural Networks <text:a xlink:type="simple" xlink:href="http://lamda.nju.edu.cn/weixs/project/CNNTricks/CNNTricks.html">http://lamda.nju.edu.cn/weixs/project/CNNTricks/CNNTricks.html</text:a></text:p>
      <text:p text:style-name="P69"/>
      <text:p text:style-name="P70">Neural Networks and Deep Learning. <text:span text:style-name="T67">Cite as</text:span> <text:span text:style-name="T66">Michael A. Nielsen , “Neural Networks and Deep Learning”, Determination Press, 2015</text:span> http://neuralnetworksanddeeplearning.com/index.html</text:p>
      <text:p text:style-name="P69"/>
      <text:p text:style-name="P71">Deep Learning Tutorial, <text:span text:style-name="T66">LISA lab, University of Montreal</text:span> http://deeplearning.net/tutorial/deeplearning.pdf</text:p>
      <text:p text:style-name="P69"/>
      <text:p text:style-name="P22"><text:soft-page-break/>Related?</text:p>
      <text:p text:style-name="P101">These articles are about super-resolution, but not about neural networks.</text:p>
      <text:p text:style-name="P100"/>
      <text:p text:style-name="P102">Single-Image Super-Resolution: A Benchmark</text:p>
      <text:p text:style-name="P102"><text:a xlink:type="simple" xlink:href="https://eng.ucmerced.edu/people/cyang35/ECCV14/eccv14_SingleImageSuperResolutionABenchmark.pdf">https://eng.ucmerced.edu/people/cyang35/ECCV14/eccv14_SingleImageSuperResolutionABenchmark.pdf</text:a></text:p>
      <text:p text:style-name="P102"/>
      <text:p text:style-name="P100">Single Image Super-Resolution from Transformed Self-Exemplars (2015) <text:a xlink:type="simple" xlink:href="https://sites.google.com/site/jbhuang0604/publications/struct_sr">https://sites.google.com/site/jbhuang0604/publications/struct_sr</text:a></text:p>
      <text:p text:style-name="P100"/>
      <text:p text:style-name="P101">Super-Reso<text:tab/>lution from a Single Image (2009)</text:p>
      <text:p text:style-name="P101">http://www.wisdom.weizmann.ac.il/~vision/single_image_SR/files/single_image_SR.pdf</text:p>
      <text:p text:style-name="P100"/>
      <text:list xml:id="list104621157426130" text:continue-numbering="true" text:style-name="L1">
        <text:list-item>
          <text:p text:style-name="P124"><text:span text:style-name="T32">A time plan for the project</text:span>. </text:p>
          <text:p text:style-name="P126"><text:span text:style-name="T2">S</text:span>ee ”<text:span text:style-name="T52">time_</text:span>plan.ods” <text:span text:style-name="T75">or “time_plan.pdf”</text:span></text:p>
        </text:list-item>
      </text:list>
      <text:p text:style-name="P37"/>
      <text:list xml:id="list104621522663693" text:continue-numbering="true" text:style-name="L1">
        <text:list-item>
          <text:p text:style-name="P128">Preliminary results which may be demonstrated at the half time semin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7:58:19.219635842</meta:creation-date>
    <meta:generator>LibreOffice/4.2.8.2$Linux_X86_64 LibreOffice_project/420m0$Build-2</meta:generator>
    <dc:date>2016-05-12T10:46:20.156926512</dc:date>
    <meta:editing-duration>P1DT23M47S</meta:editing-duration>
    <meta:editing-cycles>234</meta:editing-cycles>
    <meta:document-statistic meta:table-count="0" meta:image-count="0" meta:object-count="0" meta:page-count="8" meta:paragraph-count="120" meta:word-count="1843" meta:character-count="15059" meta:non-whitespace-character-count="13320"/>
  </office:meta>
</office:document-meta>
</file>